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10pt" style:font-size-asian="10pt" style:font-size-complex="10pt"/>
    </style:style>
    <style:style style:name="P2" style:family="paragraph" style:parent-style-name="Standard">
      <style:text-properties style:font-name="sans-serif" fo:font-size="10pt"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Standard">
      <style:text-properties style:font-name="sans-serif" fo:font-size="12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monospace" fo:font-size="12pt"/>
    </style:style>
    <style:style style:name="T1" style:family="text">
      <style:text-properties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P Fragmentation</text:p>
      <text:p text:style-name="P2"/>
      <text:p text:style-name="P1">Consider an IP datagram with the following characteristics: </text:p>
      <text:p text:style-name="P1">Length of IP header: 20 bytes </text:p>
      <text:p text:style-name="P1">Total length of IP datagram: 1000 bytes</text:p>
      <text:p text:style-name="P1">DF flag: 0</text:p>
      <text:p text:style-name="P1">MF flag: 0</text:p>
      <text:p text:style-name="P1">Fragment offset: 0</text:p>
      <text:p text:style-name="P1">Suppose this datagram must be transmitted on a network where the MTU is only 512 bytes. </text:p>
      <text:p text:style-name="P1"/>
      <text:p text:style-name="P1">(a) Explain why this IP datagram must be fragmented. How many fragments will be created?</text:p>
      <text:p text:style-name="P1"/>
      <text:p text:style-name="P1">(b)After the fragmentation is performed, provide the value of the following fields for each of the fragments: </text:p>
      <text:p text:style-name="P1">Total length (in bytes)</text:p>
      <text:p text:style-name="P1">Value of DF flag</text:p>
      <text:p text:style-name="P1">Value of MF flag</text:p>
      <text:p text:style-name="P1">Value of Fragment offset (as a decimal number)</text:p>
      <text:p text:style-name="P1"/>
      <text:p text:style-name="P1">(c)What does a router do, if the value of the DF flag of an </text:p>
      <text:p text:style-name="P1">IP datagram is set to one?</text:p>
      <text:p text:style-name="P4"/>
      <text:p text:style-name="P4"/>
      <text:p text:style-name="P5"><text:span text:style-name="T1">Explanation: The IP datagram has (1000 bytes) = (20 bytes header) + (980 </text:span>bytes payload).</text:p>
      <text:p text:style-name="P5">The key insight is that the offset value must be a multiple of 8</text:p>
      <text:p text:style-name="P5">. With 512 bytes (-20 bytes for the header), we have 492 bytes of the max. payload to be put into the first fragment (This would also be the offset for the second segment). Since 492 is not divisible by 8, we have to go to the largest number smaller than </text:p>
      <text:p text:style-name="P5">492, that is divisible by 8. This gives us 488. </text:p>
      <text:p text:style-name="P5">So, we can put 488 bytes in the 1st segment. This leaves (980</text:p>
      <text:p text:style-name="P5">-488=492 bytes) </text:p>
      <text:p text:style-name="P5">of payload. We can put another 488 bytes into the second segment. This leaves (492 -488 = 4 bytes) for a third segment. </text:p>
      <text:p text:style-name="P5">The following picture explains the fragmentation:</text:p>
      <text:p text:style-name="P4"/>
      <text:p text:style-name="P3">8</text:p>
      <text:p text:style-name="P5">(b) </text:p>
      <text:p text:style-name="P5">1st Segment 2nd Segment 3rd SegmentTotal Length (in bytes)</text:p>
      <text:p text:style-name="P5">508 <text:s text:c="8"/>508 <text:s text:c="8"/>24</text:p>
      <text:p text:style-name="P5">DF Flag</text:p>
      <text:p text:style-name="P5">0 <text:s text:c="10"/>0 <text:s text:c="10"/>0</text:p>
      <text:p text:style-name="P5">MF Flag</text:p>
      <text:p text:style-name="P5">1 <text:s text:c="10"/>1 <text:s text:c="10"/>0</text:p>
      <text:p text:style-name="P5">Fragment offset (in bytes)</text:p>
      <text:p text:style-name="P5">0 <text:s text:c="10"/>488 <text:s text:c="8"/>976</text:p>
      <text:p text:style-name="P5">(c )</text:p>
      <text:p text:style-name="P5">If the DF flag is set to zero and the datagram size exceeds the MTU, the datagram is dropped and an ICMP message (Code 4 = </text:p>
      <text:p text:style-name="P5">Fragmentation Needed and DF Bit Set) is sent to the source of the datagram.</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osh Kumar</meta:initial-creator>
    <meta:creation-date>2016-06-02T11:37:22</meta:creation-date>
    <dc:date>2016-06-06T18:48:23</dc:date>
    <dc:creator>Santosh Kumar</dc:creator>
    <meta:editing-duration>PT55M59S</meta:editing-duration>
    <meta:editing-cycles>3</meta:editing-cycles>
    <meta:generator>LibreOffice/5.1.4.2$Linux_X86_64 LibreOffice_project/10m0$Build-2</meta:generator>
    <meta:document-statistic meta:table-count="0" meta:image-count="0" meta:object-count="0" meta:page-count="1" meta:paragraph-count="37" meta:word-count="327" meta:character-count="1765" meta:non-whitespace-character-count="1390"/>
  </office:meta>
</office:document-meta>
</file>